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12mm" loext:contextual-spacing="false" fo:text-align="justify" style:justify-single-word="false"/>
    </style:style>
    <style:style style:name="P2" style:family="paragraph" style:parent-style-name="Text_20_body">
      <style:paragraph-properties fo:margin-top="0mm" fo:margin-bottom="2.12mm" loext:contextual-spacing="false" fo:text-align="justify" style:justify-single-word="false"/>
      <style:text-properties style:font-name="Comic Sans MS" fo:font-size="12pt" style:font-size-asian="12pt" style:font-size-complex="12pt"/>
    </style:style>
    <style:style style:name="P3" style:family="paragraph" style:parent-style-name="Standard">
      <style:text-properties style:font-name="Comic Sans MS"/>
    </style:style>
    <style:style style:name="P4" style:family="paragraph" style:parent-style-name="Standard">
      <style:text-properties style:font-name="Comic Sans MS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Comic Sans MS" fo:font-size="12pt" style:font-size-asian="12pt" style:font-size-complex="12pt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"><text:span text:style-name="T2">ΑΙΤΗΣΗ<text:tab/><text:tab/><text:tab/><text:tab/><text:tab/><text:tab/><text:tab/><text:tab/></text:span></text:p>
        <text:p text:style-name="P3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3"/>
        <text:p text:style-name="P3"/>
        <text:p text:style-name="P3"/>
        <text:p text:style-name="Standard"><text:span text:style-name="T1">ΘΕΜΑ: Χορήγηση </text:span><text:span text:style-name="T4">ειδικής</text:span><text:span text:style-name="T1"> άδειας (4μηνη ΑΝΕΥ ΑΠΟΔΟΧΩΝ)</text:span></text:p>
        <text:p text:style-name="P3"/>
        <text:p text:style-name="P3"/>
        <text:p text:style-name="P3"/>
        <text:p text:style-name="Standard"><text:span text:style-name="T1">Χορηγηθείσα άδεια άνευ αποδοχών τρέχοντος ημερολογιακού έτους:</text:span></text:p>
        <text:p text:style-name="Standard"><text:span text:style-name="T1">…………………………………………………………………ημέρ……..</text:span></text:p>
        <text:p text:style-name="P3"/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Standard"/>
        <text:p text:style-name="Standard"><text:span text:style-name="T1">ΠΡΟΣ</text:span></text:p>
        <text:p text:style-name="P3"/>
        <text:p text:style-name="Standard"><text:span text:style-name="T1">Την Διεύθυνση <text:s text:c="2"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3"/>
        <text:p text:style-name="P6"><text:soft-page-break/><text:span text:style-name="T1">Παρακαλώ να μου χορηγήσετε άδεια τετράμηνη άδεια </text:span><text:span text:style-name="T4">άνευ αποδοχών βάσει του άρθρου 50 Ν.4075/2012, όπως τροποιήθηκε με τον Ν.4144/2013: </text:span></text:p>
        <text:p text:style-name="P5"/>
        <text:p text:style-name="Standard"><text:span text:style-name="T3">Για ανατροφή τέκνου ηλικίας μέχρι 6 ετών.</text:span></text:p>
        <text:p text:style-name="P1"><text:span text:style-name="T5">…………ημερ…από………………μέχρι…………………… </text:span></text:p>
        <text:p text:style-name="P2"/>
        <text:p text:style-name="P1"><text:span text:style-name="T5">Μαζί υποβάλλω :</text:span></text:p>
        <text:p text:style-name="P1"><text:span text:style-name="T5">Α)Ληξιαρχική πράξη γέννησης του παιδιού</text:span></text:p>
        <text:p text:style-name="Standard"><text:span text:style-name="T1">Β)Υπεύθυνη Δήλωση : ότι δεν έχω κάνει χρήση της άδειας αυτής εγώ ή ο σύζυγος μου για το ίδιο παιδί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1">Ημερομηνία:…………………………………………..</text:span></text:p>
        <text:p text:style-name="P3"/>
        <text:p text:style-name="P7"><text:span text:style-name="T1">………… Αιτ……………………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5</meta:editing-cycles>
    <meta:print-date>2008-03-21T11:22:00</meta:print-date>
    <meta:creation-date>2016-10-13T08:13:00</meta:creation-date>
    <dc:date>2016-10-13T11:29:00</dc:date>
    <meta:editing-duration>PT18M</meta:editing-duration>
    <meta:generator>LibreOffice/5.2.7.2$Linux_X86_64 LibreOffice_project/20m0$Build-2</meta:generator>
    <meta:document-statistic meta:table-count="0" meta:image-count="0" meta:object-count="0" meta:page-count="3" meta:paragraph-count="28" meta:word-count="102" meta:character-count="1061" meta:non-whitespace-character-count="9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